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officeooo:paragraph-rsid="00059d45"/>
    </style:style>
    <style:style style:name="P2" style:family="paragraph" style:parent-style-name="Standard">
      <style:paragraph-properties fo:line-height="100%" fo:text-align="justify" style:justify-single-word="false"/>
      <style:text-properties fo:color="#000000" style:font-name="Times New Roman" fo:font-size="12pt" officeooo:paragraph-rsid="00059d45" style:font-size-asian="12pt" style:font-name-complex="Times New Roman1" style:font-size-complex="12pt"/>
    </style:style>
    <style:style style:name="P3" style:family="paragraph" style:parent-style-name="Standard">
      <style:paragraph-properties fo:margin-left="0.43cm" fo:margin-right="0cm" fo:text-indent="0cm" style:auto-text-indent="false"/>
      <style:text-properties style:font-name="Times New Roman" fo:font-size="12pt" officeooo:paragraph-rsid="00059d45" style:font-size-asian="12pt" style:font-name-complex="Times New Roman1" style:font-size-complex="12pt"/>
    </style:style>
    <style:style style:name="P4" style:family="paragraph" style:parent-style-name="List_20_Paragraph">
      <style:paragraph-properties fo:margin-left="1.065cm" fo:margin-right="0cm" fo:text-indent="0cm" style:auto-text-indent="false"/>
      <style:text-properties style:font-name="Times New Roman" fo:font-size="12pt" officeooo:paragraph-rsid="00059d45" style:font-size-asian="12pt" style:font-name-complex="Times New Roman1" style:font-size-complex="12pt"/>
    </style:style>
    <style:style style:name="P5" style:family="paragraph" style:parent-style-name="Standard">
      <style:paragraph-properties fo:margin-left="2.54cm" fo:margin-right="0cm" fo:text-indent="0cm" style:auto-text-indent="false"/>
      <style:text-properties style:font-name="Times New Roman" fo:font-size="12pt" officeooo:paragraph-rsid="00059d45" style:font-size-asian="12pt" style:font-name-complex="Times New Roman1" style:font-size-complex="12pt"/>
    </style:style>
    <style:style style:name="P6" style:family="paragraph" style:parent-style-name="List_20_Paragraph">
      <style:paragraph-properties fo:margin-left="2.54cm" fo:margin-right="0cm" fo:text-indent="0cm" style:auto-text-indent="false"/>
      <style:text-properties style:font-name="Times New Roman" fo:font-size="12pt" officeooo:paragraph-rsid="00059d45" style:font-size-asian="12pt" style:font-name-complex="Times New Roman1" style:font-size-complex="12pt"/>
    </style:style>
    <style:style style:name="P7" style:family="paragraph" style:parent-style-name="List_20_Paragraph">
      <style:paragraph-properties fo:margin-left="2.54cm" fo:margin-right="0cm" fo:text-indent="0cm" style:auto-text-indent="false"/>
      <style:text-properties style:font-name="Times New Roman" fo:font-size="12pt" officeooo:rsid="0006f80b" officeooo:paragraph-rsid="0006f80b" style:font-size-asian="12pt" style:font-name-complex="Times New Roman1" style:font-size-complex="12pt"/>
    </style:style>
    <style:style style:name="P8" style:family="paragraph" style:parent-style-name="List_20_Paragraph">
      <style:text-properties style:font-name="Times New Roman" fo:font-size="12pt" officeooo:paragraph-rsid="00059d45" style:font-size-asian="12pt" style:font-name-complex="Times New Roman1" style:font-size-complex="12pt"/>
    </style:style>
    <style:style style:name="P9" style:family="paragraph" style:parent-style-name="Standard" style:master-page-name="Standard">
      <style:paragraph-properties fo:line-height="100%" fo:text-align="justify" style:justify-single-word="false" style:page-number="auto"/>
      <style:text-properties officeooo:paragraph-rsid="00059d45"/>
    </style:style>
    <style:style style:name="P10" style:family="paragraph" style:parent-style-name="List_20_Paragraph" style:list-style-name="WWNum2">
      <style:text-properties style:font-name="Times New Roman" fo:font-size="12pt" officeooo:paragraph-rsid="00059d45" style:font-size-asian="12pt" style:font-name-complex="Times New Roman1" style:font-size-complex="12pt"/>
    </style:style>
    <style:style style:name="P11" style:family="paragraph" style:parent-style-name="List_20_Paragraph" style:list-style-name="WWNum1">
      <style:text-properties style:font-name="Times New Roman" fo:font-size="12pt" officeooo:paragraph-rsid="00059d45" style:font-size-asian="12pt" style:font-name-complex="Times New Roman1" style:font-size-complex="12pt"/>
    </style:style>
    <style:style style:name="P12" style:family="paragraph" style:parent-style-name="List_20_Paragraph">
      <style:text-properties style:font-name="Times New Roman" fo:font-size="12pt" officeooo:paragraph-rsid="000a5b57" style:font-size-asian="12pt" style:font-name-complex="Times New Roman1" style:font-size-complex="12pt"/>
    </style:style>
    <style:style style:name="P13" style:family="paragraph" style:parent-style-name="List_20_Paragraph">
      <style:text-properties style:font-name="Times New Roman" fo:font-size="12pt" officeooo:rsid="000a5b57" officeooo:paragraph-rsid="000a5b57" style:font-size-asian="12pt" style:font-name-complex="Times New Roman1" style:font-size-complex="12pt"/>
    </style:style>
    <style:style style:name="P14" style:family="paragraph" style:parent-style-name="List_20_Paragraph">
      <style:paragraph-properties fo:margin-left="2.54cm" fo:margin-right="0cm" fo:text-indent="0cm" style:auto-text-indent="false"/>
      <style:text-properties style:font-name="Times New Roman" fo:font-size="12pt" officeooo:rsid="000ce0a0" officeooo:paragraph-rsid="000ce0a0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LiberationSerif" fo:font-size="12pt" style:font-size-asian="12pt" style:font-name-complex="LiberationSerif1" style:font-size-complex="12pt"/>
    </style:style>
    <style:style style:name="T4" style:family="text">
      <style:text-properties officeooo:rsid="00074586"/>
    </style:style>
    <style:style style:name="T5" style:family="text">
      <style:text-properties officeooo:rsid="000a5b5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itle: </text:span><text:span text:style-name="T3">Aggregation and indexing with suitable example using MongoDB.</text:span></text:p>
      <text:p text:style-name="P1"><text:span text:style-name="T2">Problem Statement:</text:span><text:span text:style-name="T1"> <text:s/>Create an orders collection with keys order_id, cust_id, cust_name, phone_no(array field), email_id(optional field), item_name, DtOfOrder, quantity, amount, status(P :pending/D:delivered) </text:span></text:p>
      <text:p text:style-name="P2">db.orders.find().pretty()</text:p>
      <text:p text:style-name="P2">{</text:p>
      <text:p text:style-name="P2"><text:tab/>"_id" : ObjectId("59c0b58afbaf678ecfddb005"),</text:p>
      <text:p text:style-name="P2"><text:tab/>"Order_id" : 1,</text:p>
      <text:p text:style-name="P2"><text:tab/>"Cust_id" : "A1",</text:p>
      <text:p text:style-name="P2"><text:tab/>"Cust_name" : "Aryan",</text:p>
      <text:p text:style-name="P2"><text:tab/>"Phone_no" : [</text:p>
      <text:p text:style-name="P2"><text:tab/><text:tab/>9890151243,</text:p>
      <text:p text:style-name="P2"><text:tab/><text:tab/>8806048721</text:p>
      <text:p text:style-name="P2"><text:tab/>],</text:p>
      <text:p text:style-name="P2"><text:tab/>"Email_id" : "aryan@gmail.com",</text:p>
      <text:p text:style-name="P2"><text:tab/>"Item_name" : "Laptop",</text:p>
      <text:p text:style-name="P2"><text:tab/>"DtOfOrder" : ISODate("2017-06-12T00:00:00Z"),</text:p>
      <text:p text:style-name="P2"><text:tab/>"Qty" : 2,</text:p>
      <text:p text:style-name="P2"><text:tab/>"Amt" : 90000,</text:p>
      <text:p text:style-name="P2"><text:tab/>"Status" : "D"</text:p>
      <text:p text:style-name="P2">}</text:p>
      <text:p text:style-name="P2">{</text:p>
      <text:p text:style-name="P2"><text:tab/>"_id" : ObjectId("59c0b5f7fbaf678ecfddb006"),</text:p>
      <text:p text:style-name="P2"><text:tab/>"Order_id" : 2,</text:p>
      <text:p text:style-name="P2"><text:tab/>"Cust_id" : "B1",</text:p>
      <text:p text:style-name="P2"><text:tab/>"Cust_name" : "Carol",</text:p>
      <text:p text:style-name="P2"><text:tab/>"Phone_no" : [</text:p>
      <text:p text:style-name="P2"><text:tab/><text:tab/>9860151243,</text:p>
      <text:p text:style-name="P2"><text:tab/><text:tab/>8806048723</text:p>
      <text:p text:style-name="P2"><text:tab/>],</text:p>
      <text:p text:style-name="P2"><text:tab/>"Item_name" : "Watch",</text:p>
      <text:p text:style-name="P2"><text:tab/>"DtOfOrder" : ISODate("2017-02-12T00:00:00Z"),</text:p>
      <text:p text:style-name="P2"><text:tab/>"Qty" : 3,</text:p>
      <text:p text:style-name="P2"><text:tab/>"Amt" : 40000,</text:p>
      <text:p text:style-name="P2"><text:tab/>"Status" : "P"</text:p>
      <text:p text:style-name="P2">}</text:p>
      <text:p text:style-name="P2">{</text:p>
      <text:p text:style-name="P2"><text:tab/>"_id" : ObjectId("59c0b63afbaf678ecfddb007"),</text:p>
      <text:p text:style-name="P2"><text:tab/>"Order_id" : 3,</text:p>
      <text:p text:style-name="P2"><text:tab/>"Cust_id" : "C1",</text:p>
      <text:p text:style-name="P2"><text:tab/>"Cust_name" : "Sam",</text:p>
      <text:p text:style-name="P2"><text:tab/>"Phone_no" : [</text:p>
      <text:p text:style-name="P2"><text:tab/><text:tab/>9960151243,</text:p>
      <text:p text:style-name="P2"><text:tab/><text:tab/>8706048723</text:p>
      <text:p text:style-name="P2"><text:tab/>],</text:p>
      <text:p text:style-name="P2"><text:tab/>"Item_name" : "Mobile",</text:p>
      <text:p text:style-name="P2"><text:tab/>"DtOfOrder" : ISODate("2017-02-12T00:00:00Z"),</text:p>
      <text:p text:style-name="P2"><text:tab/>"Qty" : 2,</text:p>
      <text:p text:style-name="P2"><text:tab/>"Amt" : 30000,</text:p>
      <text:p text:style-name="P2"><text:tab/>"Status" : "P"</text:p>
      <text:p text:style-name="P2">}</text:p>
      <text:p text:style-name="P2">{</text:p>
      <text:p text:style-name="P2"><text:soft-page-break/><text:tab/>"_id" : ObjectId("59c0b698fbaf678ecfddb008"),</text:p>
      <text:p text:style-name="P2"><text:tab/>"Order_id" : 4,</text:p>
      <text:p text:style-name="P2"><text:tab/>"Cust_id" : "A1",</text:p>
      <text:p text:style-name="P2"><text:tab/>"Cust_name" : "Aryan",</text:p>
      <text:p text:style-name="P2"><text:tab/>"Phone_no" : [</text:p>
      <text:p text:style-name="P2"><text:tab/><text:tab/>9890151243,</text:p>
      <text:p text:style-name="P2"><text:tab/><text:tab/>8806048721</text:p>
      <text:p text:style-name="P2"><text:tab/>],</text:p>
      <text:p text:style-name="P2"><text:tab/>"Email_id" : "aryan@gmail.com",</text:p>
      <text:p text:style-name="P2"><text:tab/>"Item_name" : "Belt",</text:p>
      <text:p text:style-name="P2"><text:tab/>"DtOfOrder" : ISODate("2017-09-12T00:00:00Z"),</text:p>
      <text:p text:style-name="P2"><text:tab/>"Qty" : 3,</text:p>
      <text:p text:style-name="P2"><text:tab/>"Amt" : 5000,</text:p>
      <text:p text:style-name="P2"><text:tab/>"Status" : "P"</text:p>
      <text:p text:style-name="P2">}</text:p>
      <text:p text:style-name="P2">{</text:p>
      <text:p text:style-name="P2"><text:tab/>"_id" : ObjectId("59c0b6eafbaf678ecfddb009"),</text:p>
      <text:p text:style-name="P2"><text:tab/>"Order_id" : 5,</text:p>
      <text:p text:style-name="P2"><text:tab/>"Cust_id" : "B1",</text:p>
      <text:p text:style-name="P2"><text:tab/>"Cust_name" : "Carol",</text:p>
      <text:p text:style-name="P2"><text:tab/>"Phone_no" : [</text:p>
      <text:p text:style-name="P2"><text:tab/><text:tab/>9860151243,</text:p>
      <text:p text:style-name="P2"><text:tab/><text:tab/>8806048723</text:p>
      <text:p text:style-name="P2"><text:tab/>],</text:p>
      <text:p text:style-name="P2"><text:tab/>"Item_name" : "T-shirt",</text:p>
      <text:p text:style-name="P2"><text:tab/>"DtOfOrder" : ISODate("2017-08-22T00:00:00Z"),</text:p>
      <text:p text:style-name="P2"><text:tab/>"Qty" : 6,</text:p>
      <text:p text:style-name="P2"><text:tab/>"Amt" : 12000,</text:p>
      <text:p text:style-name="P2"><text:tab/>"Status" : "D"</text:p>
      <text:p text:style-name="P2">}</text:p>
      <text:p text:style-name="P2">{</text:p>
      <text:p text:style-name="P2"><text:tab/>"_id" : ObjectId("59c0b717fbaf678ecfddb00a"),</text:p>
      <text:p text:style-name="P2"><text:tab/>"Order_id" : 6,</text:p>
      <text:p text:style-name="P2"><text:tab/>"Cust_id" : "C1",</text:p>
      <text:p text:style-name="P2"><text:tab/>"Cust_name" : "Sam",</text:p>
      <text:p text:style-name="P2"><text:tab/>"Phone_no" : [</text:p>
      <text:p text:style-name="P2"><text:tab/><text:tab/>9960151243,</text:p>
      <text:p text:style-name="P2"><text:tab/><text:tab/>8706048723</text:p>
      <text:p text:style-name="P2"><text:tab/>],</text:p>
      <text:p text:style-name="P2"><text:tab/>"Item_name" : "Jio Router",</text:p>
      <text:p text:style-name="P2"><text:tab/>"DtOfOrder" : ISODate("2017-02-12T00:00:00Z"),</text:p>
      <text:p text:style-name="P2"><text:tab/>"Qty" : 3,</text:p>
      <text:p text:style-name="P2"><text:tab/>"Amt" : 6000,</text:p>
      <text:p text:style-name="P2"><text:tab/>"Status" : "P"</text:p>
      <text:p text:style-name="P2">}</text:p>
      <text:list xml:id="list6650324878923498736" text:style-name="WWNum2">
        <text:list-item>
          <text:list>
            <text:list-item>
              <text:p text:style-name="P10">Create a simple index on cust_id and also create a simple index on item_name.Try to make a duplicate entry.</text:p>
            </text:list-item>
          </text:list>
        </text:list-item>
      </text:list>
      <text:p text:style-name="P8"><text:s text:c="9"/>db.orders.ensureIndex({Cust_id:1})</text:p>
      <text:p text:style-name="P8">{</text:p>
      <text:p text:style-name="P8"><text:tab/>"createdCollectionAutomatically" : false,</text:p>
      <text:p text:style-name="P8"><text:tab/>"numIndexesBefore" : 1,</text:p>
      <text:p text:style-name="P8"><text:tab/>"numIndexesAfter" : 2,</text:p>
      <text:p text:style-name="P8"><text:soft-page-break/><text:tab/>"ok" : 1</text:p>
      <text:p text:style-name="P8">}</text:p>
      <text:p text:style-name="P8">&gt; db.orders.ensureIndex({Item_name:1})</text:p>
      <text:p text:style-name="P8">{</text:p>
      <text:p text:style-name="P8"><text:tab/>"createdCollectionAutomatically" : false,</text:p>
      <text:p text:style-name="P8"><text:tab/>"numIndexesBefore" : 2,</text:p>
      <text:p text:style-name="P8"><text:tab/>"numIndexesAfter" : 3,</text:p>
      <text:p text:style-name="P8"><text:tab/>"ok" : 1</text:p>
      <text:p text:style-name="P8">}</text:p>
      <text:p text:style-name="P8">&gt; db.orders.getIndexes()</text:p>
      <text:p text:style-name="P8">[</text:p>
      <text:p text:style-name="P8"><text:tab/>{</text:p>
      <text:p text:style-name="P8"><text:tab/><text:tab/>"v" : 1,</text:p>
      <text:p text:style-name="P8"><text:tab/><text:tab/>"key" : {</text:p>
      <text:p text:style-name="P8"><text:tab/><text:tab/><text:tab/>"_id" : 1</text:p>
      <text:p text:style-name="P8"><text:tab/><text:tab/>},</text:p>
      <text:p text:style-name="P8"><text:tab/><text:tab/>"name" : "_id_",</text:p>
      <text:p text:style-name="P8"><text:tab/><text:tab/>"ns" : "order.orders"</text:p>
      <text:p text:style-name="P8"><text:tab/>},</text:p>
      <text:p text:style-name="P8"><text:tab/>{</text:p>
      <text:p text:style-name="P8"><text:tab/><text:tab/>"v" : 1,</text:p>
      <text:p text:style-name="P8"><text:tab/><text:tab/>"key" : {</text:p>
      <text:p text:style-name="P8"><text:tab/><text:tab/><text:tab/>"Cust_id" : 1</text:p>
      <text:p text:style-name="P8"><text:tab/><text:tab/>},</text:p>
      <text:p text:style-name="P8"><text:tab/><text:tab/>"name" : "Cust_id_1",</text:p>
      <text:p text:style-name="P8"><text:tab/><text:tab/>"ns" : "order.orders"</text:p>
      <text:p text:style-name="P8"><text:tab/>},</text:p>
      <text:p text:style-name="P8"><text:tab/>{</text:p>
      <text:p text:style-name="P8"><text:tab/><text:tab/>"v" : 1,</text:p>
      <text:p text:style-name="P8"><text:tab/><text:tab/>"key" : {</text:p>
      <text:p text:style-name="P8"><text:tab/><text:tab/><text:tab/>"Item_name" : 1</text:p>
      <text:p text:style-name="P8"><text:tab/><text:tab/>},</text:p>
      <text:p text:style-name="P8"><text:tab/><text:tab/>"name" : "Item_name_1",</text:p>
      <text:p text:style-name="P8"><text:tab/><text:tab/>"ns" : "order.orders"</text:p>
      <text:p text:style-name="P8"><text:tab/>}</text:p>
      <text:p text:style-name="P8">]</text:p>
      <text:list xml:id="list113349849622510" text:continue-numbering="true" text:style-name="WWNum2">
        <text:list-item>
          <text:list>
            <text:list-item>
              <text:p text:style-name="P10">Create unique index on the order_id key and try to make duplicate entry.</text:p>
            </text:list-item>
          </text:list>
        </text:list-item>
      </text:list>
      <text:p text:style-name="P8"><text:s text:c="7"/>db.orders.ensureIndex({Order_id:1},{unique:true})</text:p>
      <text:p text:style-name="P8">{</text:p>
      <text:p text:style-name="P8"><text:tab/>"createdCollectionAutomatically" : false,</text:p>
      <text:p text:style-name="P8"><text:tab/>"numIndexesBefore" : 3,</text:p>
      <text:p text:style-name="P8"><text:tab/>"numIndexesAfter" : 4,</text:p>
      <text:p text:style-name="P8"><text:tab/>"ok" : 1</text:p>
      <text:p text:style-name="P8">}</text:p>
      <text:p text:style-name="P8">&gt; db.orders.insert({Order_id:3})</text:p>
      <text:p text:style-name="P8">WriteResult({</text:p>
      <text:p text:style-name="P8"><text:tab/>"nInserted" : 0,</text:p>
      <text:p text:style-name="P8"><text:tab/>"writeError" : {</text:p>
      <text:p text:style-name="P8"><text:tab/><text:tab/>"code" : 11000,</text:p>
      <text:p text:style-name="P8"><text:tab/><text:tab/>"errmsg" : "E11000 duplicate key error collection: order.orders index: Order_id_1 dup key: { : 3.0 }"</text:p>
      <text:p text:style-name="P8"><text:tab/>}</text:p>
      <text:p text:style-name="P8"><text:soft-page-break/>})</text:p>
      <text:list xml:id="list113348667876809" text:continue-numbering="true" text:style-name="WWNum2">
        <text:list-item>
          <text:list>
            <text:list-item>
              <text:p text:style-name="P10">Create a multikey index on phone_no and find the customers with 2 phone nos.</text:p>
            </text:list-item>
          </text:list>
        </text:list-item>
      </text:list>
      <text:p text:style-name="P8"><text:s text:c="8"/>db.orders.ensureIndex({Phone_no:1})</text:p>
      <text:p text:style-name="P8">{</text:p>
      <text:p text:style-name="P8"><text:tab/>"createdCollectionAutomatically" : false,</text:p>
      <text:p text:style-name="P8"><text:tab/>"numIndexesBefore" : 4,</text:p>
      <text:p text:style-name="P8"><text:tab/>"numIndexesAfter" : 5,</text:p>
      <text:p text:style-name="P8"><text:tab/>"ok" : 1</text:p>
      <text:p text:style-name="P8">}</text:p>
      <text:p text:style-name="P8">&gt; db.orders.find({Phone_no:{$size:2}}).pretty()</text:p>
      <text:p text:style-name="P8">{</text:p>
      <text:p text:style-name="P8"><text:tab/>"_id" : ObjectId("59c0b58afbaf678ecfddb005"),</text:p>
      <text:p text:style-name="P8"><text:tab/>"Order_id" : 1,</text:p>
      <text:p text:style-name="P8"><text:tab/>"Cust_id" : "A1",</text:p>
      <text:p text:style-name="P8"><text:tab/>"Cust_name" : "Aryan",</text:p>
      <text:p text:style-name="P8"><text:tab/>"Phone_no" : [</text:p>
      <text:p text:style-name="P8"><text:tab/><text:tab/>9890151243,</text:p>
      <text:p text:style-name="P8"><text:tab/><text:tab/>8806048721</text:p>
      <text:p text:style-name="P8"><text:tab/>],</text:p>
      <text:p text:style-name="P8"><text:tab/>"Email_id" : "aryan@gmail.com",</text:p>
      <text:p text:style-name="P8"><text:tab/>"Item_name" : "Laptop",</text:p>
      <text:p text:style-name="P8"><text:tab/>"DtOfOrder" : ISODate("2017-06-12T00:00:00Z"),</text:p>
      <text:p text:style-name="P8"><text:tab/>"Qty" : 2,</text:p>
      <text:p text:style-name="P8"><text:tab/>"Amt" : 90000,</text:p>
      <text:p text:style-name="P8"><text:tab/>"Status" : "D"</text:p>
      <text:p text:style-name="P8">}</text:p>
      <text:p text:style-name="P8">{</text:p>
      <text:p text:style-name="P8"><text:tab/>"_id" : ObjectId("59c0b5f7fbaf678ecfddb006"),</text:p>
      <text:p text:style-name="P8"><text:tab/>"Order_id" : 2,</text:p>
      <text:p text:style-name="P8"><text:tab/>"Cust_id" : "B1",</text:p>
      <text:p text:style-name="P8"><text:tab/>"Cust_name" : "Carol",</text:p>
      <text:p text:style-name="P8"><text:tab/>"Phone_no" : [</text:p>
      <text:p text:style-name="P8"><text:tab/><text:tab/>9860151243,</text:p>
      <text:p text:style-name="P8"><text:tab/><text:tab/>8806048723</text:p>
      <text:p text:style-name="P8"><text:tab/>],</text:p>
      <text:p text:style-name="P8"><text:tab/>"Item_name" : "Watch",</text:p>
      <text:p text:style-name="P8"><text:tab/>"DtOfOrder" : ISODate("2017-02-12T00:00:00Z"),</text:p>
      <text:p text:style-name="P8"><text:tab/>"Qty" : 3,</text:p>
      <text:p text:style-name="P8"><text:tab/>"Amt" : 40000,</text:p>
      <text:p text:style-name="P8"><text:tab/>"Status" : "P"</text:p>
      <text:p text:style-name="P8">}</text:p>
      <text:p text:style-name="P8">{</text:p>
      <text:p text:style-name="P8"><text:tab/>"_id" : ObjectId("59c0b63afbaf678ecfddb007"),</text:p>
      <text:p text:style-name="P8"><text:tab/>"Order_id" : 3,</text:p>
      <text:p text:style-name="P8"><text:tab/>"Cust_id" : "C1",</text:p>
      <text:p text:style-name="P8"><text:tab/>"Cust_name" : "Sam",</text:p>
      <text:p text:style-name="P8"><text:tab/>"Phone_no" : [</text:p>
      <text:p text:style-name="P8"><text:tab/><text:tab/>9960151243,</text:p>
      <text:p text:style-name="P8"><text:tab/><text:tab/>8706048723</text:p>
      <text:p text:style-name="P8"><text:tab/>],</text:p>
      <text:p text:style-name="P8"><text:tab/>"Item_name" : "Mobile",</text:p>
      <text:p text:style-name="P8"><text:tab/>"DtOfOrder" : ISODate("2017-02-12T00:00:00Z"),</text:p>
      <text:p text:style-name="P8"><text:soft-page-break/><text:tab/>"Qty" : 2,</text:p>
      <text:p text:style-name="P8"><text:tab/>"Amt" : 30000,</text:p>
      <text:p text:style-name="P8"><text:tab/>"Status" : "P"</text:p>
      <text:p text:style-name="P8">}</text:p>
      <text:p text:style-name="P8">{</text:p>
      <text:p text:style-name="P8"><text:tab/>"_id" : ObjectId("59c0b698fbaf678ecfddb008"),</text:p>
      <text:p text:style-name="P8"><text:tab/>"Order_id" : 4,</text:p>
      <text:p text:style-name="P8"><text:tab/>"Cust_id" : "A1",</text:p>
      <text:p text:style-name="P8"><text:tab/>"Cust_name" : "Aryan",</text:p>
      <text:p text:style-name="P8"><text:tab/>"Phone_no" : [</text:p>
      <text:p text:style-name="P8"><text:tab/><text:tab/>9890151243,</text:p>
      <text:p text:style-name="P8"><text:tab/><text:tab/>8806048721</text:p>
      <text:p text:style-name="P8"><text:tab/>],</text:p>
      <text:p text:style-name="P8"><text:tab/>"Email_id" : "aryan@gmail.com",</text:p>
      <text:p text:style-name="P8"><text:tab/>"Item_name" : "Belt",</text:p>
      <text:p text:style-name="P8"><text:tab/>"DtOfOrder" : ISODate("2017-09-12T00:00:00Z"),</text:p>
      <text:p text:style-name="P8"><text:tab/>"Qty" : 3,</text:p>
      <text:p text:style-name="P8"><text:tab/>"Amt" : 5000,</text:p>
      <text:p text:style-name="P8"><text:tab/>"Status" : "P"</text:p>
      <text:p text:style-name="P8">}</text:p>
      <text:p text:style-name="P8">{</text:p>
      <text:p text:style-name="P8"><text:tab/>"_id" : ObjectId("59c0b6eafbaf678ecfddb009"),</text:p>
      <text:p text:style-name="P8"><text:tab/>"Order_id" : 5,</text:p>
      <text:p text:style-name="P8"><text:tab/>"Cust_id" : "B1",</text:p>
      <text:p text:style-name="P8"><text:tab/>"Cust_name" : "Carol",</text:p>
      <text:p text:style-name="P8"><text:tab/>"Phone_no" : [</text:p>
      <text:p text:style-name="P8"><text:tab/><text:tab/>9860151243,</text:p>
      <text:p text:style-name="P8"><text:tab/><text:tab/>8806048723</text:p>
      <text:p text:style-name="P8"><text:tab/>],</text:p>
      <text:p text:style-name="P8"><text:tab/>"Item_name" : "T-shirt",</text:p>
      <text:p text:style-name="P8"><text:tab/>"DtOfOrder" : ISODate("2017-08-22T00:00:00Z"),</text:p>
      <text:p text:style-name="P8"><text:tab/>"Qty" : 6,</text:p>
      <text:p text:style-name="P8"><text:tab/>"Amt" : 12000,</text:p>
      <text:p text:style-name="P8"><text:tab/>"Status" : "D"</text:p>
      <text:p text:style-name="P8">}</text:p>
      <text:p text:style-name="P8">{</text:p>
      <text:p text:style-name="P8"><text:tab/>"_id" : ObjectId("59c0b717fbaf678ecfddb00a"),</text:p>
      <text:p text:style-name="P8"><text:tab/>"Order_id" : 6,</text:p>
      <text:p text:style-name="P8"><text:tab/>"Cust_id" : "C1",</text:p>
      <text:p text:style-name="P8"><text:tab/>"Cust_name" : "Sam",</text:p>
      <text:p text:style-name="P8"><text:tab/>"Phone_no" : [</text:p>
      <text:p text:style-name="P8"><text:tab/><text:tab/>9960151243,</text:p>
      <text:p text:style-name="P8"><text:tab/><text:tab/>8706048723</text:p>
      <text:p text:style-name="P8"><text:tab/>],</text:p>
      <text:p text:style-name="P8"><text:tab/>"Item_name" : "Jio Router",</text:p>
      <text:p text:style-name="P8"><text:tab/>"DtOfOrder" : ISODate("2017-02-12T00:00:00Z"),</text:p>
      <text:p text:style-name="P8"><text:tab/>"Qty" : 3,</text:p>
      <text:p text:style-name="P8"><text:tab/>"Amt" : 6000,</text:p>
      <text:p text:style-name="P8"><text:tab/>"Status" : "P"</text:p>
      <text:p text:style-name="P8">}</text:p>
      <text:list xml:id="list113349561222580" text:continue-numbering="true" text:style-name="WWNum2">
        <text:list-item>
          <text:list>
            <text:list-item>
              <text:p text:style-name="P10">Create a sparse index on email_id key and show the effects with and without indexing.(Hint:use find() before and after aplying index.Also use .explain())</text:p>
            </text:list-item>
          </text:list>
        </text:list-item>
      </text:list>
      <text:p text:style-name="P8"><text:soft-page-break/><text:s text:c="7"/>db.orders.find({Email_id:"aryan@gmail.com"}).explain()</text:p>
      <text:p text:style-name="P8">{</text:p>
      <text:p text:style-name="P8"><text:tab/>"queryPlanner" : {</text:p>
      <text:p text:style-name="P8"><text:tab/><text:tab/>"plannerVersion" : 1,</text:p>
      <text:p text:style-name="P8"><text:tab/><text:tab/>"namespace" : "order.orders",</text:p>
      <text:p text:style-name="P8"><text:tab/><text:tab/>"indexFilterSet" : false,</text:p>
      <text:p text:style-name="P8"><text:tab/><text:tab/>"parsedQuery" : {</text:p>
      <text:p text:style-name="P8"><text:tab/><text:tab/><text:tab/>"Email_id" : {</text:p>
      <text:p text:style-name="P8"><text:tab/><text:tab/><text:tab/><text:tab/>"$eq" : "aryan@gmail.com"</text:p>
      <text:p text:style-name="P8"><text:tab/><text:tab/><text:tab/>}</text:p>
      <text:p text:style-name="P8"><text:tab/><text:tab/>},</text:p>
      <text:p text:style-name="P8"><text:tab/><text:tab/>"winningPlan" : {</text:p>
      <text:p text:style-name="P8"><text:tab/><text:tab/><text:tab/>"stage" : "COLLSCAN",</text:p>
      <text:p text:style-name="P8"><text:tab/><text:tab/><text:tab/>"filter" : {</text:p>
      <text:p text:style-name="P8"><text:tab/><text:tab/><text:tab/><text:tab/>"Email_id" : {</text:p>
      <text:p text:style-name="P8"><text:tab/><text:tab/><text:tab/><text:tab/><text:tab/>"$eq" : "aryan@gmail.com"</text:p>
      <text:p text:style-name="P8"><text:tab/><text:tab/><text:tab/><text:tab/>}</text:p>
      <text:p text:style-name="P8"><text:tab/><text:tab/><text:tab/>},</text:p>
      <text:p text:style-name="P8"><text:tab/><text:tab/><text:tab/>"direction" : "forward"</text:p>
      <text:p text:style-name="P8"><text:tab/><text:tab/>},</text:p>
      <text:p text:style-name="P8"><text:tab/><text:tab/>"rejectedPlans" : [ ]</text:p>
      <text:p text:style-name="P8"><text:tab/>},</text:p>
      <text:p text:style-name="P8"><text:tab/>"serverInfo" : {</text:p>
      <text:p text:style-name="P8"><text:tab/><text:tab/>"host" : "student",</text:p>
      <text:p text:style-name="P8"><text:tab/><text:tab/>"port" : 27017,</text:p>
      <text:p text:style-name="P8"><text:tab/><text:tab/>"version" : "3.2.16",</text:p>
      <text:p text:style-name="P8"><text:tab/><text:tab/>"gitVersion" : "056bf45128114e44c5358c7a8776fb582363e094"</text:p>
      <text:p text:style-name="P8"><text:tab/>},</text:p>
      <text:p text:style-name="P8"><text:tab/>"ok" : 1</text:p>
      <text:p text:style-name="P8">}</text:p>
      <text:p text:style-name="P8">&gt; db.orders.ensureIndex({Email_id:1},{sparse:true})</text:p>
      <text:p text:style-name="P8">{</text:p>
      <text:p text:style-name="P8"><text:tab/>"createdCollectionAutomatically" : false,</text:p>
      <text:p text:style-name="P8"><text:tab/>"numIndexesBefore" : 5,</text:p>
      <text:p text:style-name="P8"><text:tab/>"numIndexesAfter" : 6,</text:p>
      <text:p text:style-name="P8"><text:tab/>"ok" : 1</text:p>
      <text:p text:style-name="P8">}</text:p>
      <text:p text:style-name="P8">&gt; db.orders.find({Email_id:"aryan@gmail.com"}).explain()</text:p>
      <text:p text:style-name="P8">{</text:p>
      <text:p text:style-name="P8"><text:tab/>"queryPlanner" : {</text:p>
      <text:p text:style-name="P8"><text:tab/><text:tab/>"plannerVersion" : 1,</text:p>
      <text:p text:style-name="P8"><text:tab/><text:tab/>"namespace" : "order.orders",</text:p>
      <text:p text:style-name="P8"><text:tab/><text:tab/>"indexFilterSet" : false,</text:p>
      <text:p text:style-name="P8"><text:tab/><text:tab/>"parsedQuery" : {</text:p>
      <text:p text:style-name="P8"><text:tab/><text:tab/><text:tab/>"Email_id" : {</text:p>
      <text:p text:style-name="P8"><text:tab/><text:tab/><text:tab/><text:tab/>"$eq" : "aryan@gmail.com"</text:p>
      <text:p text:style-name="P8"><text:tab/><text:tab/><text:tab/>}</text:p>
      <text:p text:style-name="P8"><text:tab/><text:tab/>},</text:p>
      <text:p text:style-name="P8"><text:tab/><text:tab/>"winningPlan" : {</text:p>
      <text:p text:style-name="P8"><text:tab/><text:tab/><text:tab/>"stage" : "FETCH",</text:p>
      <text:p text:style-name="P8"><text:tab/><text:tab/><text:tab/>"inputStage" : {</text:p>
      <text:p text:style-name="P8"><text:tab/><text:tab/><text:tab/><text:tab/>"stage" : "IXSCAN",</text:p>
      <text:p text:style-name="P8"><text:soft-page-break/><text:tab/><text:tab/><text:tab/><text:tab/>"keyPattern" : {</text:p>
      <text:p text:style-name="P8"><text:tab/><text:tab/><text:tab/><text:tab/><text:tab/>"Email_id" : 1</text:p>
      <text:p text:style-name="P8"><text:tab/><text:tab/><text:tab/><text:tab/>},</text:p>
      <text:p text:style-name="P8"><text:tab/><text:tab/><text:tab/><text:tab/>"indexName" : "Email_id_1",</text:p>
      <text:p text:style-name="P8"><text:tab/><text:tab/><text:tab/><text:tab/>"isMultiKey" : false,</text:p>
      <text:p text:style-name="P8"><text:tab/><text:tab/><text:tab/><text:tab/>"isUnique" : false,</text:p>
      <text:p text:style-name="P8"><text:tab/><text:tab/><text:tab/><text:tab/>"isSparse" : true,</text:p>
      <text:p text:style-name="P8"><text:tab/><text:tab/><text:tab/><text:tab/>"isPartial" : false,</text:p>
      <text:p text:style-name="P8"><text:tab/><text:tab/><text:tab/><text:tab/>"indexVersion" : 1,</text:p>
      <text:p text:style-name="P8"><text:tab/><text:tab/><text:tab/><text:tab/>"direction" : "forward",</text:p>
      <text:p text:style-name="P8"><text:tab/><text:tab/><text:tab/><text:tab/>"indexBounds" : {</text:p>
      <text:p text:style-name="P8"><text:tab/><text:tab/><text:tab/><text:tab/><text:tab/>"Email_id" : [</text:p>
      <text:p text:style-name="P8"><text:tab/><text:tab/><text:tab/><text:tab/><text:tab/><text:tab/>"[\"aryan@gmail.com\", \"aryan@gmail.com\"]"</text:p>
      <text:p text:style-name="P8"><text:tab/><text:tab/><text:tab/><text:tab/><text:tab/>]</text:p>
      <text:p text:style-name="P8"><text:tab/><text:tab/><text:tab/><text:tab/>}</text:p>
      <text:p text:style-name="P8"><text:tab/><text:tab/><text:tab/>}</text:p>
      <text:p text:style-name="P8"><text:tab/><text:tab/>},</text:p>
      <text:p text:style-name="P8"><text:tab/><text:tab/>"rejectedPlans" : [ ]</text:p>
      <text:p text:style-name="P8"><text:tab/>},</text:p>
      <text:p text:style-name="P8"><text:tab/>"serverInfo" : {</text:p>
      <text:p text:style-name="P8"><text:tab/><text:tab/>"host" : "student",</text:p>
      <text:p text:style-name="P8"><text:tab/><text:tab/>"port" : 27017,</text:p>
      <text:p text:style-name="P8"><text:tab/><text:tab/>"version" : "3.2.16",</text:p>
      <text:p text:style-name="P8"><text:tab/><text:tab/>"gitVersion" : "056bf45128114e44c5358c7a8776fb582363e094"</text:p>
      <text:p text:style-name="P8"><text:tab/>},</text:p>
      <text:p text:style-name="P8"><text:tab/>"ok" : 1</text:p>
      <text:p text:style-name="P8">}</text:p>
      <text:list xml:id="list113349528684161" text:continue-numbering="true" text:style-name="WWNum2">
        <text:list-item>
          <text:list>
            <text:list-item>
              <text:p text:style-name="P10">A)Display all indexes created on order collection.</text:p>
            </text:list-item>
          </text:list>
        </text:list-item>
      </text:list>
      <text:p text:style-name="P8"><text:s text:c="10"/>db.orders.getIndexes()</text:p>
      <text:p text:style-name="P8">[</text:p>
      <text:p text:style-name="P8"><text:tab/>{</text:p>
      <text:p text:style-name="P8"><text:tab/><text:tab/>"v" : 1,</text:p>
      <text:p text:style-name="P8"><text:tab/><text:tab/>"key" : {</text:p>
      <text:p text:style-name="P8"><text:tab/><text:tab/><text:tab/>"_id" : 1</text:p>
      <text:p text:style-name="P8"><text:tab/><text:tab/>},</text:p>
      <text:p text:style-name="P8"><text:tab/><text:tab/>"name" : "_id_",</text:p>
      <text:p text:style-name="P8"><text:tab/><text:tab/>"ns" : "order.orders"</text:p>
      <text:p text:style-name="P8"><text:tab/>},</text:p>
      <text:p text:style-name="P8"><text:tab/>{</text:p>
      <text:p text:style-name="P8"><text:tab/><text:tab/>"v" : 1,</text:p>
      <text:p text:style-name="P8"><text:tab/><text:tab/>"key" : {</text:p>
      <text:p text:style-name="P8"><text:tab/><text:tab/><text:tab/>"Cust_id" : 1</text:p>
      <text:p text:style-name="P8"><text:tab/><text:tab/>},</text:p>
      <text:p text:style-name="P8"><text:tab/><text:tab/>"name" : "Cust_id_1",</text:p>
      <text:p text:style-name="P8"><text:tab/><text:tab/>"ns" : "order.orders"</text:p>
      <text:p text:style-name="P8"><text:tab/>},</text:p>
      <text:p text:style-name="P8"><text:tab/>{</text:p>
      <text:p text:style-name="P8"><text:tab/><text:tab/>"v" : 1,</text:p>
      <text:p text:style-name="P8"><text:tab/><text:tab/>"key" : {</text:p>
      <text:p text:style-name="P8"><text:tab/><text:tab/><text:tab/>"Item_name" : 1</text:p>
      <text:p text:style-name="P8"><text:tab/><text:tab/>},</text:p>
      <text:p text:style-name="P8"><text:soft-page-break/><text:tab/><text:tab/>"name" : "Item_name_1",</text:p>
      <text:p text:style-name="P8"><text:tab/><text:tab/>"ns" : "order.orders"</text:p>
      <text:p text:style-name="P8"><text:tab/>},</text:p>
      <text:p text:style-name="P8"><text:tab/>{</text:p>
      <text:p text:style-name="P8"><text:tab/><text:tab/>"v" : 1,</text:p>
      <text:p text:style-name="P8"><text:tab/><text:tab/>"unique" : true,</text:p>
      <text:p text:style-name="P8"><text:tab/><text:tab/>"key" : {</text:p>
      <text:p text:style-name="P8"><text:tab/><text:tab/><text:tab/>"Order_id" : 1</text:p>
      <text:p text:style-name="P8"><text:tab/><text:tab/>},</text:p>
      <text:p text:style-name="P8"><text:tab/><text:tab/>"name" : "Order_id_1",</text:p>
      <text:p text:style-name="P8"><text:tab/><text:tab/>"ns" : "order.orders"</text:p>
      <text:p text:style-name="P8"><text:tab/>},</text:p>
      <text:p text:style-name="P8"><text:tab/>{</text:p>
      <text:p text:style-name="P8"><text:tab/><text:tab/>"v" : 1,</text:p>
      <text:p text:style-name="P8"><text:tab/><text:tab/>"key" : {</text:p>
      <text:p text:style-name="P8"><text:tab/><text:tab/><text:tab/>"Phone_no" : 1</text:p>
      <text:p text:style-name="P8"><text:tab/><text:tab/>},</text:p>
      <text:p text:style-name="P8"><text:tab/><text:tab/>"name" : "Phone_no_1",</text:p>
      <text:p text:style-name="P8"><text:tab/><text:tab/>"ns" : "order.orders"</text:p>
      <text:p text:style-name="P8"><text:tab/>},</text:p>
      <text:p text:style-name="P8"><text:tab/>{</text:p>
      <text:p text:style-name="P8"><text:tab/><text:tab/>"v" : 1,</text:p>
      <text:p text:style-name="P8"><text:tab/><text:tab/>"key" : {</text:p>
      <text:p text:style-name="P8"><text:tab/><text:tab/><text:tab/>"Email_id" : 1</text:p>
      <text:p text:style-name="P8"><text:tab/><text:tab/>},</text:p>
      <text:p text:style-name="P8"><text:tab/><text:tab/>"name" : "Email_id_1",</text:p>
      <text:p text:style-name="P8"><text:tab/><text:tab/>"ns" : "order.orders",</text:p>
      <text:p text:style-name="P8"><text:tab/><text:tab/>"sparse" : true</text:p>
      <text:p text:style-name="P8"><text:tab/>}</text:p>
      <text:p text:style-name="P8">]</text:p>
      <text:p text:style-name="P5">B)Also show the size of indexes.</text:p>
      <text:p text:style-name="P5">db.orders.totalIndexSize()</text:p>
      <text:p text:style-name="P5">151552</text:p>
      <text:list xml:id="list113348128476335" text:continue-numbering="true" text:style-name="WWNum2">
        <text:list-item>
          <text:list>
            <text:list-item>
              <text:p text:style-name="P10">A)Delete the index on cust_id.</text:p>
            </text:list-item>
          </text:list>
        </text:list-item>
      </text:list>
      <text:p text:style-name="P8"><text:s text:c="8"/>db.orders.dropIndex({Cust_id:1})</text:p>
      <text:p text:style-name="P8">{ "nIndexesWas" : 6, "ok" : 1 }</text:p>
      <text:p text:style-name="P8"/>
      <text:p text:style-name="P6">B)Delete all indexes.</text:p>
      <text:p text:style-name="P7"><text:s/>db.orders.dropIndex("*") </text:p>
      <text:p text:style-name="P7">{ </text:p>
      <text:p text:style-name="P7"><text:tab/>"nIndexesWas" : 5, </text:p>
      <text:p text:style-name="P7"><text:tab/>"msg" : "non-_id indexes dropped for collection", </text:p>
      <text:p text:style-name="P7"><text:tab/>"ok" : 1 </text:p>
      <text:p text:style-name="P7">} </text:p>
      <text:list xml:id="list113349739188432" text:continue-numbering="true" text:style-name="WWNum2">
        <text:list-item>
          <text:list>
            <text:list-item>
              <text:p text:style-name="P10">A)Find the customers without email_id.</text:p>
            </text:list-item>
          </text:list>
        </text:list-item>
      </text:list>
      <text:p text:style-name="P8"><text:s text:c="7"/></text:p>
      <text:p text:style-name="P12"><text:s text:c="6"/><text:span text:style-name="T5">db.orders.find({Email_id:{$exists:false}}).pretty()</text:span></text:p>
      <text:p text:style-name="P13">{</text:p>
      <text:p text:style-name="P13"><text:tab/>"_id" : ObjectId("59c0b5f7fbaf678ecfddb006"),</text:p>
      <text:p text:style-name="P13"><text:tab/>"Order_id" : 2,</text:p>
      <text:p text:style-name="P13"><text:tab/>"Cust_id" : "B1",</text:p>
      <text:p text:style-name="P13"><text:tab/>"Cust_name" : "Carol",</text:p>
      <text:p text:style-name="P13"><text:soft-page-break/><text:tab/>"Phone_no" : [</text:p>
      <text:p text:style-name="P13"><text:tab/><text:tab/>9860151243,</text:p>
      <text:p text:style-name="P13"><text:tab/><text:tab/>8806048723</text:p>
      <text:p text:style-name="P13"><text:tab/>],</text:p>
      <text:p text:style-name="P13"><text:tab/>"Item_name" : "Watch",</text:p>
      <text:p text:style-name="P13"><text:tab/>"DtOfOrder" : ISODate("2017-02-12T00:00:00Z"),</text:p>
      <text:p text:style-name="P13"><text:tab/>"Qty" : 3,</text:p>
      <text:p text:style-name="P13"><text:tab/>"Amt" : 40000,</text:p>
      <text:p text:style-name="P13"><text:tab/>"Status" : "P"</text:p>
      <text:p text:style-name="P13">}</text:p>
      <text:p text:style-name="P13">{</text:p>
      <text:p text:style-name="P13"><text:tab/>"_id" : ObjectId("59c0b63afbaf678ecfddb007"),</text:p>
      <text:p text:style-name="P13"><text:tab/>"Order_id" : 3,</text:p>
      <text:p text:style-name="P13"><text:tab/>"Cust_id" : "C1",</text:p>
      <text:p text:style-name="P13"><text:tab/>"Cust_name" : "Sam",</text:p>
      <text:p text:style-name="P13"><text:tab/>"Phone_no" : [</text:p>
      <text:p text:style-name="P13"><text:tab/><text:tab/>9960151243,</text:p>
      <text:p text:style-name="P13"><text:tab/><text:tab/>8706048723</text:p>
      <text:p text:style-name="P13"><text:tab/>],</text:p>
      <text:p text:style-name="P13"><text:tab/>"Item_name" : "Mobile",</text:p>
      <text:p text:style-name="P13"><text:tab/>"DtOfOrder" : ISODate("2017-02-12T00:00:00Z"),</text:p>
      <text:p text:style-name="P13"><text:tab/>"Qty" : 2,</text:p>
      <text:p text:style-name="P13"><text:tab/>"Amt" : 30000,</text:p>
      <text:p text:style-name="P13"><text:tab/>"Status" : "P"</text:p>
      <text:p text:style-name="P13">}</text:p>
      <text:p text:style-name="P13">{</text:p>
      <text:p text:style-name="P13"><text:tab/>"_id" : ObjectId("59c0b6eafbaf678ecfddb009"),</text:p>
      <text:p text:style-name="P13"><text:tab/>"Order_id" : 5,</text:p>
      <text:p text:style-name="P13"><text:tab/>"Cust_id" : "B1",</text:p>
      <text:p text:style-name="P13"><text:tab/>"Cust_name" : "Carol",</text:p>
      <text:p text:style-name="P13"><text:tab/>"Phone_no" : [</text:p>
      <text:p text:style-name="P13"><text:tab/><text:tab/>9860151243,</text:p>
      <text:p text:style-name="P13"><text:tab/><text:tab/>8806048723</text:p>
      <text:p text:style-name="P13"><text:tab/>],</text:p>
      <text:p text:style-name="P13"><text:tab/>"Item_name" : "T-shirt",</text:p>
      <text:p text:style-name="P13"><text:tab/>"DtOfOrder" : ISODate("2017-08-22T00:00:00Z"),</text:p>
      <text:p text:style-name="P13"><text:tab/>"Qty" : 6,</text:p>
      <text:p text:style-name="P13"><text:tab/>"Amt" : 12000,</text:p>
      <text:p text:style-name="P13"><text:tab/>"Status" : "D"</text:p>
      <text:p text:style-name="P13">}</text:p>
      <text:p text:style-name="P13">{</text:p>
      <text:p text:style-name="P13"><text:tab/>"_id" : ObjectId("59c0b717fbaf678ecfddb00a"),</text:p>
      <text:p text:style-name="P13"><text:tab/>"Order_id" : 6,</text:p>
      <text:p text:style-name="P13"><text:tab/>"Cust_id" : "C1",</text:p>
      <text:p text:style-name="P13"><text:tab/>"Cust_name" : "Sam",</text:p>
      <text:p text:style-name="P13"><text:tab/>"Phone_no" : [</text:p>
      <text:p text:style-name="P13"><text:tab/><text:tab/>9960151243,</text:p>
      <text:p text:style-name="P13"><text:tab/><text:tab/>8706048723</text:p>
      <text:p text:style-name="P13"><text:tab/>],</text:p>
      <text:p text:style-name="P13"><text:tab/>"Item_name" : "Jio Router",</text:p>
      <text:p text:style-name="P13"><text:tab/>"DtOfOrder" : ISODate("2017-02-12T00:00:00Z"),</text:p>
      <text:p text:style-name="P13"><text:tab/>"Qty" : 3,</text:p>
      <text:p text:style-name="P13"><text:soft-page-break/><text:tab/>"Amt" : 6000,</text:p>
      <text:p text:style-name="P13"><text:tab/>"Status" : "P"</text:p>
      <text:p text:style-name="P13">}</text:p>
      <text:p text:style-name="P6">B)Find the customers who have email_id.</text:p>
      <text:p text:style-name="P6"/>
      <text:p text:style-name="P14"><text:s/>db.orders.find({Email_id:{$exists:true}}).pretty()</text:p>
      <text:p text:style-name="P14">{</text:p>
      <text:p text:style-name="P14"><text:tab/>"_id" : ObjectId("59c0b58afbaf678ecfddb005"),</text:p>
      <text:p text:style-name="P14"><text:tab/>"Order_id" : 1,</text:p>
      <text:p text:style-name="P14"><text:tab/>"Cust_id" : "A1",</text:p>
      <text:p text:style-name="P14"><text:tab/>"Cust_name" : "Aryan",</text:p>
      <text:p text:style-name="P14"><text:tab/>"Phone_no" : [</text:p>
      <text:p text:style-name="P14"><text:tab/><text:tab/>9890151243,</text:p>
      <text:p text:style-name="P14"><text:tab/><text:tab/>8806048721</text:p>
      <text:p text:style-name="P14"><text:tab/>],</text:p>
      <text:p text:style-name="P14"><text:tab/>"Email_id" : "aryan@gmail.com",</text:p>
      <text:p text:style-name="P14"><text:tab/>"Item_name" : "Laptop",</text:p>
      <text:p text:style-name="P14"><text:tab/>"DtOfOrder" : ISODate("2017-06-12T00:00:00Z"),</text:p>
      <text:p text:style-name="P14"><text:tab/>"Qty" : 2,</text:p>
      <text:p text:style-name="P14"><text:tab/>"Amt" : 90000,</text:p>
      <text:p text:style-name="P14"><text:tab/>"Status" : "D"</text:p>
      <text:p text:style-name="P14">}</text:p>
      <text:p text:style-name="P14">{</text:p>
      <text:p text:style-name="P14"><text:tab/>"_id" : ObjectId("59c0b698fbaf678ecfddb008"),</text:p>
      <text:p text:style-name="P14"><text:tab/>"Order_id" : 4,</text:p>
      <text:p text:style-name="P14"><text:tab/>"Cust_id" : "A1",</text:p>
      <text:p text:style-name="P14"><text:tab/>"Cust_name" : "Aryan",</text:p>
      <text:p text:style-name="P14"><text:tab/>"Phone_no" : [</text:p>
      <text:p text:style-name="P14"><text:tab/><text:tab/>9890151243,</text:p>
      <text:p text:style-name="P14"><text:tab/><text:tab/>8806048721</text:p>
      <text:p text:style-name="P14"><text:tab/>],</text:p>
      <text:p text:style-name="P14"><text:tab/>"Email_id" : "aryan@gmail.com",</text:p>
      <text:p text:style-name="P14"><text:tab/>"Item_name" : "Belt",</text:p>
      <text:p text:style-name="P14"><text:tab/>"DtOfOrder" : ISODate("2017-09-12T00:00:00Z"),</text:p>
      <text:p text:style-name="P14"><text:tab/>"Qty" : 3,</text:p>
      <text:p text:style-name="P14"><text:tab/>"Amt" : 5000,</text:p>
      <text:p text:style-name="P14"><text:tab/>"Status" : "P"</text:p>
      <text:p text:style-name="P14">}</text:p>
      <text:list xml:id="list113349288618665" text:continue-numbering="true" text:style-name="WWNum2">
        <text:list-item>
          <text:list>
            <text:list-item>
              <text:p text:style-name="P10">Display all customer names of orders collection with no repetition</text:p>
            </text:list-item>
          </text:list>
        </text:list-item>
      </text:list>
      <text:p text:style-name="P8"><text:s text:c="10"/>db.orders.distinct("Cust_name")</text:p>
      <text:p text:style-name="P8">[ "Aryan", "Carol", "Sam" ]</text:p>
      <text:list xml:id="list113349480988774" text:continue-numbering="true" text:style-name="WWNum2">
        <text:list-item>
          <text:list>
            <text:list-item>
              <text:p text:style-name="P10">A)Find Total no of orders received so far </text:p>
            </text:list-item>
          </text:list>
        </text:list-item>
      </text:list>
      <text:p text:style-name="P8"><text:s text:c="9"/>db.orders.find({Status:'D'}).count()</text:p>
      <text:p text:style-name="P8"><text:s text:c="10"/>2</text:p>
      <text:p text:style-name="P6">b)how many orders are pending.</text:p>
      <text:p text:style-name="P6">db.orders.find({Status:'P'}).count()</text:p>
      <text:p text:style-name="P6">4</text:p>
      <text:list xml:id="list113349853098433" text:continue-numbering="true" text:style-name="WWNum2">
        <text:list-item>
          <text:list>
            <text:list-item>
              <text:p text:style-name="P10">Show results and details of sorting documents based on amount </text:p>
            </text:list-item>
          </text:list>
        </text:list-item>
      </text:list>
      <text:p text:style-name="P8"><text:s text:c="9"/>db.orders.find().sort({Amt:1}).pretty()</text:p>
      <text:p text:style-name="P8">{</text:p>
      <text:p text:style-name="P8"><text:tab/>"_id" : ObjectId("59c0b698fbaf678ecfddb008"),</text:p>
      <text:p text:style-name="P8"><text:tab/>"Order_id" : 4,</text:p>
      <text:p text:style-name="P8"><text:soft-page-break/><text:tab/>"Cust_id" : "A1",</text:p>
      <text:p text:style-name="P8"><text:tab/>"Cust_name" : "Aryan",</text:p>
      <text:p text:style-name="P8"><text:tab/>"Phone_no" : [</text:p>
      <text:p text:style-name="P8"><text:tab/><text:tab/>9890151243,</text:p>
      <text:p text:style-name="P8"><text:tab/><text:tab/>8806048721</text:p>
      <text:p text:style-name="P8"><text:tab/>],</text:p>
      <text:p text:style-name="P8"><text:tab/>"Email_id" : "aryan@gmail.com",</text:p>
      <text:p text:style-name="P8"><text:tab/>"Item_name" : "Belt",</text:p>
      <text:p text:style-name="P8"><text:tab/>"DtOfOrder" : ISODate("2017-09-12T00:00:00Z"),</text:p>
      <text:p text:style-name="P8"><text:tab/>"Qty" : 3,</text:p>
      <text:p text:style-name="P8"><text:tab/>"Amt" : 5000,</text:p>
      <text:p text:style-name="P8"><text:tab/>"Status" : "P"</text:p>
      <text:p text:style-name="P8">}</text:p>
      <text:p text:style-name="P8">{</text:p>
      <text:p text:style-name="P8"><text:tab/>"_id" : ObjectId("59c0b717fbaf678ecfddb00a"),</text:p>
      <text:p text:style-name="P8"><text:tab/>"Order_id" : 6,</text:p>
      <text:p text:style-name="P8"><text:tab/>"Cust_id" : "C1",</text:p>
      <text:p text:style-name="P8"><text:tab/>"Cust_name" : "Sam",</text:p>
      <text:p text:style-name="P8"><text:tab/>"Phone_no" : [</text:p>
      <text:p text:style-name="P8"><text:tab/><text:tab/>9960151243,</text:p>
      <text:p text:style-name="P8"><text:tab/><text:tab/>8706048723</text:p>
      <text:p text:style-name="P8"><text:tab/>],</text:p>
      <text:p text:style-name="P8"><text:tab/>"Item_name" : "Jio Router",</text:p>
      <text:p text:style-name="P8"><text:tab/>"DtOfOrder" : ISODate("2017-02-12T00:00:00Z"),</text:p>
      <text:p text:style-name="P8"><text:tab/>"Qty" : 3,</text:p>
      <text:p text:style-name="P8"><text:tab/>"Amt" : 6000,</text:p>
      <text:p text:style-name="P8"><text:tab/>"Status" : "P"</text:p>
      <text:p text:style-name="P8">}</text:p>
      <text:p text:style-name="P8">{</text:p>
      <text:p text:style-name="P8"><text:tab/>"_id" : ObjectId("59c0b6eafbaf678ecfddb009"),</text:p>
      <text:p text:style-name="P8"><text:tab/>"Order_id" : 5,</text:p>
      <text:p text:style-name="P8"><text:tab/>"Cust_id" : "B1",</text:p>
      <text:p text:style-name="P8"><text:tab/>"Cust_name" : "Carol",</text:p>
      <text:p text:style-name="P8"><text:tab/>"Phone_no" : [</text:p>
      <text:p text:style-name="P8"><text:tab/><text:tab/>9860151243,</text:p>
      <text:p text:style-name="P8"><text:tab/><text:tab/>8806048723</text:p>
      <text:p text:style-name="P8"><text:tab/>],</text:p>
      <text:p text:style-name="P8"><text:tab/>"Item_name" : "T-shirt",</text:p>
      <text:p text:style-name="P8"><text:tab/>"DtOfOrder" : ISODate("2017-08-22T00:00:00Z"),</text:p>
      <text:p text:style-name="P8"><text:tab/>"Qty" : 6,</text:p>
      <text:p text:style-name="P8"><text:tab/>"Amt" : 12000,</text:p>
      <text:p text:style-name="P8"><text:tab/>"Status" : "D"</text:p>
      <text:p text:style-name="P8">}</text:p>
      <text:p text:style-name="P8">{</text:p>
      <text:p text:style-name="P8"><text:tab/>"_id" : ObjectId("59c0b63afbaf678ecfddb007"),</text:p>
      <text:p text:style-name="P8"><text:tab/>"Order_id" : 3,</text:p>
      <text:p text:style-name="P8"><text:tab/>"Cust_id" : "C1",</text:p>
      <text:p text:style-name="P8"><text:tab/>"Cust_name" : "Sam",</text:p>
      <text:p text:style-name="P8"><text:tab/>"Phone_no" : [</text:p>
      <text:p text:style-name="P8"><text:tab/><text:tab/>9960151243,</text:p>
      <text:p text:style-name="P8"><text:tab/><text:tab/>8706048723</text:p>
      <text:p text:style-name="P8"><text:tab/>],</text:p>
      <text:p text:style-name="P8"><text:soft-page-break/><text:tab/>"Item_name" : "Mobile",</text:p>
      <text:p text:style-name="P8"><text:tab/>"DtOfOrder" : ISODate("2017-02-12T00:00:00Z"),</text:p>
      <text:p text:style-name="P8"><text:tab/>"Qty" : 2,</text:p>
      <text:p text:style-name="P8"><text:tab/>"Amt" : 30000,</text:p>
      <text:p text:style-name="P8"><text:tab/>"Status" : "P"</text:p>
      <text:p text:style-name="P8">}</text:p>
      <text:p text:style-name="P8">{</text:p>
      <text:p text:style-name="P8"><text:tab/>"_id" : ObjectId("59c0b5f7fbaf678ecfddb006"),</text:p>
      <text:p text:style-name="P8"><text:tab/>"Order_id" : 2,</text:p>
      <text:p text:style-name="P8"><text:tab/>"Cust_id" : "B1",</text:p>
      <text:p text:style-name="P8"><text:tab/>"Cust_name" : "Carol",</text:p>
      <text:p text:style-name="P8"><text:tab/>"Phone_no" : [</text:p>
      <text:p text:style-name="P8"><text:tab/><text:tab/>9860151243,</text:p>
      <text:p text:style-name="P8"><text:tab/><text:tab/>8806048723</text:p>
      <text:p text:style-name="P8"><text:tab/>],</text:p>
      <text:p text:style-name="P8"><text:tab/>"Item_name" : "Watch",</text:p>
      <text:p text:style-name="P8"><text:tab/>"DtOfOrder" : ISODate("2017-02-12T00:00:00Z"),</text:p>
      <text:p text:style-name="P8"><text:tab/>"Qty" : 3,</text:p>
      <text:p text:style-name="P8"><text:tab/>"Amt" : 40000,</text:p>
      <text:p text:style-name="P8"><text:tab/>"Status" : "P"</text:p>
      <text:p text:style-name="P8">}</text:p>
      <text:p text:style-name="P8">{</text:p>
      <text:p text:style-name="P8"><text:tab/>"_id" : ObjectId("59c0b58afbaf678ecfddb005"),</text:p>
      <text:p text:style-name="P8"><text:tab/>"Order_id" : 1,</text:p>
      <text:p text:style-name="P8"><text:tab/>"Cust_id" : "A1",</text:p>
      <text:p text:style-name="P8"><text:tab/>"Cust_name" : "Aryan",</text:p>
      <text:p text:style-name="P8"><text:tab/>"Phone_no" : [</text:p>
      <text:p text:style-name="P8"><text:tab/><text:tab/>9890151243,</text:p>
      <text:p text:style-name="P8"><text:tab/><text:tab/>8806048721</text:p>
      <text:p text:style-name="P8"><text:tab/>],</text:p>
      <text:p text:style-name="P8"><text:tab/>"Email_id" : "aryan@gmail.com",</text:p>
      <text:p text:style-name="P8"><text:tab/>"Item_name" : "Laptop",</text:p>
      <text:p text:style-name="P8"><text:tab/>"DtOfOrder" : ISODate("2017-06-12T00:00:00Z"),</text:p>
      <text:p text:style-name="P8"><text:tab/>"Qty" : 2,</text:p>
      <text:p text:style-name="P8"><text:tab/>"Amt" : 90000,</text:p>
      <text:p text:style-name="P8"><text:tab/>"Status" : "D"</text:p>
      <text:p text:style-name="P8">}</text:p>
      <text:list xml:id="list113349857469691" text:continue-numbering="true" text:style-name="WWNum2">
        <text:list-item>
          <text:list>
            <text:list-item>
              <text:p text:style-name="P10">Show how many orders are placed by each customer.</text:p>
            </text:list-item>
          </text:list>
        </text:list-item>
      </text:list>
      <text:p text:style-name="P8"><text:s text:c="9"/>db.orders.aggregate({$group:{_id:"$Cust_name",cnt_of_order:{$sum:1}}})</text:p>
      <text:p text:style-name="P8">{ "_id" : "Sam", "cnt_of_order" : 2 }</text:p>
      <text:p text:style-name="P8">{ "_id" : "Carol", "cnt_of_order" : 2 }</text:p>
      <text:p text:style-name="P8">{ "_id" : "Aryan", "cnt_of_order" : 2 }</text:p>
      <text:list xml:id="list113348691220965" text:continue-numbering="true" text:style-name="WWNum2">
        <text:list-item>
          <text:list>
            <text:list-item>
              <text:p text:style-name="P10">Display all customer ids and their total pending order amount in descending order.</text:p>
            </text:list-item>
          </text:list>
        </text:list-item>
      </text:list>
      <text:p text:style-name="P8"><text:s text:c="6"/>db.orders.aggregate({$match:{Status:'P'}},{$group:{_id:"$Cust_id",pend_amt:{$sum:"$Amt"}}},{$sort:{pend_amt:-1}})</text:p>
      <text:p text:style-name="P8">{ "_id" : "B1", "pend_amt" : 40000 }</text:p>
      <text:p text:style-name="P8">{ "_id" : "C1", "pend_amt" : 36000 }</text:p>
      <text:p text:style-name="P8">{ "_id" : "A1", "pend_amt" : 5000 }</text:p>
      <text:list xml:id="list113348713031998" text:continue-numbering="true" text:style-name="WWNum2">
        <text:list-item>
          <text:list>
            <text:list-item>
              <text:p text:style-name="P10">Display all customer ids in ascending order with total order amount which have been is delivered.</text:p>
            </text:list-item>
          </text:list>
        </text:list-item>
      </text:list>
      <text:p text:style-name="P8"><text:s text:c="8"/>db.orders.aggregate({$match:{Status:'D'}},{$group:{_id:"$Cust_id",tot_amt:{$sum:"$Amt"}}},{$sort:{_id:1}})</text:p>
      <text:p text:style-name="P8"><text:soft-page-break/>{ "_id" : "A1", "tot_amt" : 90000 }</text:p>
      <text:p text:style-name="P8">{ "_id" : "B1", "tot_amt" : 12000 }</text:p>
      <text:list xml:id="list113349790512792" text:continue-numbering="true" text:style-name="WWNum2">
        <text:list-item>
          <text:list>
            <text:list-item>
              <text:p text:style-name="P10">Show top three Selling Items from orders collection.</text:p>
            </text:list-item>
          </text:list>
        </text:list-item>
      </text:list>
      <text:p text:style-name="P8"><text:s text:c="8"/>db.orders.aggregate({$group:{_id:"$Item_name",totqty:{$sum:"$Qty"}}},{$sort:{totqty:-1}},{$limit:3})</text:p>
      <text:p text:style-name="P8">{ "_id" : "T-shirt", "totqty" : 6 }</text:p>
      <text:p text:style-name="P8">{ "_id" : "Belt", "totqty" : 3 }</text:p>
      <text:p text:style-name="P8">{ "_id" : "Jio Router", "totqty" : 3 }</text:p>
      <text:list xml:id="list113348507813209" text:continue-numbering="true" text:style-name="WWNum2">
        <text:list-item>
          <text:list>
            <text:list-item>
              <text:p text:style-name="P10"><text:s/>Find the date on which maximum orders are received.</text:p>
            </text:list-item>
          </text:list>
        </text:list-item>
      </text:list>
      <text:p text:style-name="P8"><text:s text:c="11"/>db.orders.aggregate({$group:{_id:"$DtOfOrder",cnt_of_order:{$sum:1}}},{$sort:{cnt_of_order:-1}},{$limit:1})</text:p>
      <text:p text:style-name="P8">{ "_id" : ISODate("2017-02-12T00:00:00Z"), "cnt_of_order" : 3 }</text:p>
      <text:list xml:id="list113348281743795" text:continue-numbering="true" text:style-name="WWNum2">
        <text:list-item>
          <text:list>
            <text:list-item>
              <text:p text:style-name="P10"><text:s/>Find <text:s/>which customer has <text:s/>placed maximum orders.</text:p>
            </text:list-item>
          </text:list>
        </text:list-item>
      </text:list>
      <text:p text:style-name="P8"><text:s text:c="5"/>db.orders.aggregate({$group:{_id:"$Cust_name",cnt_orderid:{$sum:1}}},{$sort:{cnt_orderid:-1}},{$limit:1})</text:p>
      <text:p text:style-name="P8">{ "_id" : "Sam", "cnt_orderid" : 2 }</text:p>
      <text:p text:style-name="P4"/>
      <text:p text:style-name="P3"/>
      <text:p text:style-name="P1"><text:span text:style-name="T2">Objective</text:span><text:span text:style-name="T1">:</text:span></text:p>
      <text:list xml:id="list8484154656958997861" text:style-name="WWNum1">
        <text:list-item>
          <text:p text:style-name="P11">To study indexing in mongoDb</text:p>
        </text:list-item>
        <text:list-item>
          <text:p text:style-name="P11">To study aggregation operation in MongoDb and to use various pipeline operators such as $project, $group, $match etc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line-height="100%" fo:text-align="justify" style:justify-single-word="false" fo:text-indent="0.43cm" style:auto-text-indent="false"/>
      <style:text-properties fo:language="en" fo:country="IN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fo:font-size="12pt" style:font-size-asian="12pt"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5T19:14:21.142084735</meta:creation-date>
    <dc:date>2017-09-26T11:33:48.007518447</dc:date>
    <meta:editing-duration>PT55M34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3" meta:paragraph-count="629" meta:word-count="1746" meta:character-count="13225" meta:non-whitespace-character-count="11150"/>
  </office:meta>
</office:document-meta>
</file>